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86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#2ec520" style:text-align-source="fix" style:repeat-content="false" fo:border="1.76pt solid #666666" style:vertical-align="middle"/>
      <style:paragraph-properties fo:text-align="center"/>
      <style:text-properties style:font-name="Calibr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#2ec52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000000" style:text-align-source="fix" style:repeat-content="false" fo:border="1.76pt solid #666666" style:vertical-align="middle"/>
      <style:paragraph-properties fo:text-align="center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81d41a" fo:border="2.01pt double-thin #000000" style:border-line-width="0.018cm 0.035cm 0.018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0">
      <style:table-cell-properties fo:background-color="#bee3d3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8aa97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0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9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2">
      <style:table-cell-properties fo:background-color="#2ec520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729fcf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fb66c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200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#c36d70" style:text-align-source="fix" style:repeat-content="false" fo:border="1.76pt solid #666666" style:vertical-align="middl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border="1.76pt solid #666666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bbe33d" style:text-align-source="fix" style:repeat-content="false" fo:border="2.01pt double-thin #000000" style:border-line-width="0.018cm 0.035cm 0.018cm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fo:background-color="#55308d" style:text-align-source="fix" style:repeat-content="false" fo:border="2.01pt double-thin #000000" style:border-line-width="0.018cm 0.035cm 0.018cm"/>
      <style:paragraph-properties fo:text-align="center" fo:margin-left="0cm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200" fo:border="1.76pt solid #666666"/>
      <style:text-properties style:font-name="Calibri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2ec520" style:text-align-source="fix" style:repeat-content="false" fo:border="1.76pt solid #666666"/>
      <style:paragraph-properties fo:text-align="center" fo:margin-left="0cm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fo:background-color="#150af2" style:text-align-source="fix" style:repeat-content="false" fo:border="1.76pt solid #666666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fo:background-color="#000000" fo:border="1.76pt solid #666666"/>
      <style:text-properties style:use-window-font-color="true" style:font-name="Calibri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00b6bd" style:text-align-source="fix" style:repeat-content="false" fo:wrap-option="wrap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150af2" style:text-align-source="fix" style:repeat-content="false" fo:border="1.76pt solid #666666" style:vertical-align="middl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ноябрь 202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 calcext:value-type="string">
            <text:p>Кол-во раб дней</text:p>
          </table:table-cell>
          <table:table-cell table:style-name="ce100" office:value-type="string" calcext:value-type="string">
            <text:p>норма</text:p>
          </table:table-cell>
          <table:table-cell table:style-name="ce116" office:value-type="string" calcext:value-type="string" table:number-columns-spanned="2" table:number-rows-spanned="2">
            <text:p>в лк</text:p>
          </table:table-cell>
          <table:covered-table-cell table:style-name="ce1"/>
          <table:table-cell table:style-name="ce55" office:value-type="string" calcext:value-type="string" table:number-columns-spanned="1" table:number-rows-spanned="7">
            <text:p>для сверки общее кол-во (переведено в лк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4" table:formula="of:=[.A2]*180" office:value-type="float" office:value="180" calcext:value-type="float">
            <text:p>180</text:p>
          </table:table-cell>
          <table:covered-table-cell table:style-name="ce1"/>
          <table:covered-table-cell table:style-name="ce126"/>
          <table:covered-table-cell table:style-name="ce131"/>
          <table:table-cell table:number-columns-repeated="1019"/>
        </table:table-row>
        <table:table-row table:style-name="ro1">
          <table:table-cell table:style-name="ce95" office:value-type="string" calcext:value-type="string" table:number-columns-spanned="2" table:number-rows-spanned="1">
            <text:p>коеффициент</text:p>
          </table:table-cell>
          <table:covered-table-cell table:style-name="ce105"/>
          <table:table-cell table:style-name="ce121" office:value-type="string" calcext:value-type="string">
            <text:p>факт за месяц</text:p>
          </table:table-cell>
          <table:table-cell table:style-name="ce130" office:value-type="string" calcext:value-type="string">
            <text:p>$$$$$$$$$$$$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лк </text:p>
          </table:table-cell>
          <table:table-cell table:style-name="ce105" office:value-type="float" office:value="1" calcext:value-type="float">
            <text:p>1</text:p>
          </table:table-cell>
          <table:table-cell table:style-name="ce2"/>
          <table:table-cell table:style-name="ce131" table:formula="of:=[.C4]*[.B4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sms</text:p>
          </table:table-cell>
          <table:table-cell table:style-name="ce13" office:value-type="float" office:value="0.6" calcext:value-type="float">
            <text:p>0,6</text:p>
          </table:table-cell>
          <table:table-cell table:style-name="ce2"/>
          <table:table-cell table:style-name="ce131" table:formula="of:=[.C5]*[.B5]" office:value-type="float" office:value="0" calcext:value-type="float">
            <text:p>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пок</text:p>
          </table:table-cell>
          <table:table-cell table:style-name="ce106" office:value-type="float" office:value="0.3" calcext:value-type="float">
            <text:p>0,3</text:p>
          </table:table-cell>
          <table:table-cell table:style-name="ce2"/>
          <table:table-cell table:style-name="ce51" table:formula="of:=[.C6]*[.B6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авр</text:p>
          </table:table-cell>
          <table:table-cell table:style-name="ce21" office:value-type="float" office:value="0.2" calcext:value-type="float">
            <text:p>0,2</text:p>
          </table:table-cell>
          <table:table-cell table:style-name="ce2" office:value-type="float" office:value="2" calcext:value-type="float">
            <text:p>2</text:p>
          </table:table-cell>
          <table:table-cell table:style-name="ce51" table:formula="of:=[.C7]*[.B7]" office:value-type="float" office:value="0.4" calcext:value-type="float">
            <text:p>0,4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text:p>гл</text:p>
          </table:table-cell>
          <table:table-cell table:style-name="ce106" office:value-type="float" office:value="0.6" calcext:value-type="float">
            <text:p>0,6</text:p>
          </table:table-cell>
          <table:table-cell table:style-name="ce2"/>
          <table:table-cell table:style-name="ce51" table:formula="of:=[.C8]*[.B8]" office:value-type="float" office:value="0" calcext:value-type="float">
            <text:p>0,00</text:p>
          </table:table-cell>
          <table:table-cell table:style-name="ce56" table:formula="of:=[.D4]+[.D5]+[.D6]+[.D7]+[.D8]+[.D10]" office:value-type="float" office:value="0.4" calcext:value-type="float" table:number-columns-spanned="1" table:number-rows-spanned="4">
            <text:p>0,4</text:p>
          </table:table-cell>
          <table:table-cell table:number-columns-repeated="1019"/>
        </table:table-row>
        <table:table-row table:style-name="ro1">
          <table:table-cell table:style-name="ce96" office:value-type="string" calcext:value-type="string">
            <text:p>почта </text:p>
          </table:table-cell>
          <table:table-cell table:style-name="ce20" office:value-type="float" office:value="1.13" calcext:value-type="float">
            <text:p>1,13</text:p>
          </table:table-cell>
          <table:table-cell table:style-name="ce2"/>
          <table:table-cell table:style-name="ce51" table:formula="of:=[.C9]*[.B9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6" office:value-type="string" calcext:value-type="string">
            <office:annotation draw:style-name="gr1" draw:text-style-name="P2" svg:width="2.899cm" svg:height="2.176cm" svg:x="5.41cm" svg:y="3.262cm" draw:caption-point-x="-0.61cm" draw:caption-point-y="1.51cm">
              <dc:date>2021-11-04T00:00:00</dc:date>
              <text:p text:style-name="P1"><text:span text:style-name="T1">Услуга :</text:span></text:p>
              <text:p text:style-name="P1"><text:span text:style-name="T1">-Кор фото</text:span></text:p>
              <text:p text:style-name="P1"><text:span text:style-name="T1">-Не зач плат ат</text:span></text:p>
              <text:p text:style-name="P1"><text:span text:style-name="T1">-Не зач плат тов</text:span></text:p>
              <text:p text:style-name="P1"><text:span text:style-name="T1">-Оформл док вл</text:span></text:p>
            </office:annotation>
            <text:p>вложения/доки</text:p>
          </table:table-cell>
          <table:table-cell table:style-name="ce20" office:value-type="float" office:value="1.6" calcext:value-type="float">
            <text:p>1,60</text:p>
          </table:table-cell>
          <table:table-cell table:style-name="ce2"/>
          <table:table-cell table:style-name="ce51" table:formula="of:=[.C10]*[.B10]" office:value-type="float" office:value="0" calcext:value-type="float">
            <text:p>0,00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style-name="ce97" office:value-type="string" calcext:value-type="string" table:number-columns-spanned="3" table:number-rows-spanned="1">
            <text:p>оценка</text:p>
          </table:table-cell>
          <table:covered-table-cell table:style-name="ce109"/>
          <table:covered-table-cell table:style-name="ce123"/>
          <table:table-cell table:style-name="ce52" table:formula="of:=SUM([.D4:.D10])*30/[.B2]" office:value-type="float" office:value="0.0666666666666667" calcext:value-type="float">
            <text:p>0,07</text:p>
          </table:table-cell>
          <table:covered-table-cell table:style-name="ce13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норма в мес</text:p>
          </table:table-cell>
          <table:table-cell table:style-name="ce15" table:formula="of:=180*[.B14]" office:value-type="float" office:value="3960" calcext:value-type="float">
            <text:p>3960</text:p>
          </table:table-cell>
          <table:table-cell table:style-name="ce24" office:value-type="string" calcext:value-type="string">
            <text:p>не хватает/запас (-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раб дней всего</text:p>
          </table:table-cell>
          <table:table-cell table:style-name="ce2" office:value-type="string" calcext:value-type="string">
            <text:p>22</text:p>
          </table:table-cell>
          <table:table-cell table:style-name="ce47" table:formula="of:=[.B2]-[.D4]-[.D5]-[.D6]-[.D7]-[.D8]-[.D9]" office:value-type="float" office:value="179.6" calcext:value-type="float">
            <text:p>179,6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осталось дней раб</text:p>
          </table:table-cell>
          <table:table-cell table:style-name="ce17" table:formula="of:=[.B14]-[.A2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30</text:p>
          </table:table-cell>
          <table:table-cell table:style-name="ce114" table:formula="of:=([.B13]-[.D4]-[.D5]-[.D6]-[.D7]-[.D8]-[.D9]-[.D10])/[.B15]" office:value-type="float" office:value="188.552380952381" calcext:value-type="float">
            <text:p>188,55</text:p>
          </table:table-cell>
          <table:table-cell table:number-columns-repeated="2"/>
          <table:table-cell table:style-name="ce40"/>
          <table:table-cell table:number-columns-repeated="1019"/>
        </table:table-row>
        <table:table-row table:style-name="ro1">
          <table:table-cell table:style-name="ce7" office:value-type="string" calcext:value-type="string">
            <text:p>если по 100 в день</text:p>
          </table:table-cell>
          <table:table-cell table:style-name="ce114" table:formula="of:=(SUM([.D4:.D10])+(100*[.B15]))*30/[.B13]" office:value-type="float" office:value="15.9121212121212" calcext:value-type="float">
            <text:p>15,9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надо в день на 28</text:p>
          </table:table-cell>
          <table:table-cell table:style-name="ce114" table:formula="of:=([.B13]*28/30-[.D4]-[.D5]-[.D6]-[.D7]-[.D8]-[.D9]-[.D10])/[.B15]" office:value-type="float" office:value="175.980952380952" calcext:value-type="float">
            <text:p>175,98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Result2" style:family="table-cell" style:parent-style-name="Default" style:data-style-name="N108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19:21:08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9DT8H32M10S</meta:editing-duration>
    <meta:editing-cycles>728</meta:editing-cycles>
    <meta:generator>LibreOffice/7.1.4.2$Windows_X86_64 LibreOffice_project/a529a4fab45b75fefc5b6226684193eb000654f6</meta:generator>
    <dc:date>2021-11-04T19:21:18.433000000</dc:date>
    <meta:document-statistic meta:table-count="1" meta:cell-count="48" meta:object-count="0"/>
    <meta:user-defined meta:name="Info 1"/>
    <meta:user-defined meta:name="Info 2"/>
    <meta:user-defined meta:name="Info 3"/>
    <meta:user-defined meta:name="Info 4"/>
  </office:meta>
</office:document-meta>
</file>